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564d" officeooo:paragraph-rsid="000d564d"/>
    </style:style>
    <style:style style:name="P4" style:family="paragraph" style:parent-style-name="Text_20_body">
      <style:paragraph-properties fo:text-align="center" style:justify-single-word="false"/>
      <style:text-properties style:font-name="Georgia" officeooo:rsid="000d564d" officeooo:paragraph-rsid="000d564d"/>
    </style:style>
    <style:style style:name="P5" style:family="paragraph" style:parent-style-name="Text_20_body">
      <style:paragraph-properties fo:text-align="start" style:justify-single-word="false"/>
      <style:text-properties style:font-name="Georgia" officeooo:rsid="000d564d" officeooo:paragraph-rsid="000d564d"/>
    </style:style>
    <style:style style:name="P6" style:family="paragraph" style:parent-style-name="Text_20_body">
      <style:paragraph-properties fo:text-align="start" style:justify-single-word="false"/>
      <style:text-properties style:font-name="Georgia" officeooo:rsid="000d564d" officeooo:paragraph-rsid="00134b5a"/>
    </style:style>
    <style:style style:name="P7" style:family="paragraph" style:parent-style-name="Subtitle">
      <style:text-properties style:font-name="Georgia"/>
    </style:style>
    <style:style style:name="P8" style:family="paragraph" style:parent-style-name="Heading_20_1">
      <style:text-properties style:font-name="Georgia"/>
    </style:style>
    <style:style style:name="P9" style:family="paragraph" style:parent-style-name="Text_20_body">
      <style:text-properties style:font-name="Georgia"/>
    </style:style>
    <style:style style:name="P10" style:family="paragraph" style:parent-style-name="Text_20_body">
      <style:text-properties style:font-name="Georgia"/>
    </style:style>
    <style:style style:name="T1" style:family="text">
      <style:text-properties officeooo:rsid="000f1fc5"/>
    </style:style>
    <style:style style:name="T2" style:family="text">
      <style:text-properties officeooo:rsid="001116f8"/>
    </style:style>
    <style:style style:name="T3" style:family="text">
      <style:text-properties officeooo:rsid="00118151"/>
    </style:style>
    <style:style style:name="T4" style:family="text">
      <style:text-properties officeooo:rsid="00132c3e"/>
    </style:style>
    <style:style style:name="T5" style:family="text">
      <style:text-properties officeooo:rsid="00134b5a"/>
    </style:style>
    <style:style style:name="T6" style:family="text">
      <style:text-properties officeooo:rsid="00154835"/>
    </style:style>
    <style:style style:name="T7" style:family="text">
      <style:text-properties officeooo:rsid="001701f7"/>
    </style:style>
    <style:style style:name="T8" style:family="text">
      <style:text-properties officeooo:rsid="0019fadf"/>
    </style:style>
    <style:style style:name="T9" style:family="text">
      <style:text-properties officeooo:rsid="001ac2a8"/>
    </style:style>
    <style:style style:name="T10" style:family="text">
      <style:text-properties officeooo:rsid="001b0428"/>
    </style:style>
    <style:style style:name="T11" style:family="text">
      <style:text-properties officeooo:rsid="001c1ab6"/>
    </style:style>
    <style:style style:name="T12" style:family="text">
      <style:text-properties officeooo:rsid="001c9f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ilot</text:p>
      <text:p text:style-name="P7">101</text:p>
      <text:p text:style-name="P4">by Kyle Eggleston</text:p>
      <text:p text:style-name="P4"/>
      <text:h text:style-name="P8" text:outline-level="1"><text:span text:style-name="T7">Ten</text:span> Years Ago</text:h>
      <text:p text:style-name="P5"><text:tab/><text:span text:style-name="T5">Joseph</text:span><text:span text:style-name="T1"> </text:span><text:span text:style-name="T5">Evans</text:span><text:span text:style-name="T1"> was driving along a long stretch of road. He was headed home after a medical conference </text:span><text:span text:style-name="T2">five hours away from his home town. It was pitch black out, the last day of the conference had run late. </text:span><text:span text:style-name="T5">Joe</text:span><text:span text:style-name="T2"> was sipping on a cup of black coffee to help keep him awake. </text:span><text:span text:style-name="T5">He</text:span><text:span text:style-name="T3"> was listening to the radio, some oldie station was playing. </text:span><text:span text:style-name="T5">Joe</text:span><text:span text:style-name="T3"> sang along to it.</text:span></text:p>
      <text:p text:style-name="P5"><text:tab/><text:span text:style-name="T3">His car slowed to a stop. The radio went dead, the lights went out. </text:span><text:span text:style-name="T5">Joe</text:span><text:span text:style-name="T3"> turned his key over, the engine did not start back up. He was stuck.</text:span></text:p>
      <text:p text:style-name="P5"><text:tab/>“<text:span text:style-name="T3">What the hell?” </text:span><text:span text:style-name="T5">Joe</text:span><text:span text:style-name="T3"> asked. “What’s going on here?”</text:span></text:p>
      <text:p text:style-name="P6"><text:tab/><text:span text:style-name="T3">A bright </text:span><text:span text:style-name="T4">white </text:span><text:span text:style-name="T3">light </text:span><text:span text:style-name="T4">shone above the vehicle. It was brighter than the sun at noonday. </text:span><text:span text:style-name="T5">Joe</text:span><text:span text:style-name="T4"> squinted as he tried to look up at the source of the light. A </text:span><text:span text:style-name="T5">flying saucer hovered high above Joe’s Jeep.</text:span></text:p>
      <text:p text:style-name="P6"><text:tab/><text:span text:style-name="T5">Moments passed. The Jeep started back up. As the radio blared back to life, Joe shook his head. It was an odd thing that had happened. Did he really see a flying saucer? Checking the time, six hours had passed in a matter of minutes. Joe gasped. </text:span><text:span text:style-name="T6">He thumped the clock with his finger, maybe it just wasn’t working properly.</text:span></text:p>
      <text:p text:style-name="P6"><text:tab/>“<text:span text:style-name="T5">What the hell was that?!” Joe exclaimed. </text:span><text:span text:style-name="T6">Shaking his head he continued driving home.</text:span></text:p>
      <text:h text:style-name="P8" text:outline-level="1">Present Day</text:h>
      <text:p text:style-name="P9"><text:tab/><text:span text:style-name="T8">Joe walked down the sidewalk in his home town of Townsville Arizona. It was a simple town with simple folk. The sidewalks rolled up at nine p.m. like clockwork. The local druggist always managed to have the right medications for what ails ya. It was just that kind of town to live in. Joe rather enjoyed it.</text:span></text:p>
      <text:p text:style-name="P9"><text:tab/><text:span text:style-name="T9">Looking down the sidewalk, Joe saw something that he wasn’t expecting. It appeared to be a small gray alien. He stopped dead in his tracks. Was he really seeing what he thought he saw? No one else seemed to be noticing the alien like he was. Talk about a wild day to be alive. First aliens then what? Joe was confused.</text:span></text:p>
      <text:p text:style-name="P9"><text:soft-page-break/><text:tab/><text:span text:style-name="T10">The alien stared Joe down. He pointed at Joe and smiled. His teeth were perfectly white. Joe was expecting … well he couldn’t tell you what he was expecting but white teeth was not it. Smooth and white.</text:span></text:p>
      <text:p text:style-name="P9"><text:tab/><text:span text:style-name="T10">Joe stepped into an alleyway to avoid the alien. It knew he could see him. Joe couldn’t understand why no one else saw the alien. Was it just something in his mind? Was he going mental? Was he going crazy? There were too many questions to be answered that he just didn’t have the answers to. </text:span><text:span text:style-name="T11">Joe’s heart was beating hard. He found it difficult to breathe.</text:span></text:p>
      <text:p text:style-name="P9"><text:tab/><text:span text:style-name="T12">The alien tracked Joe down, found him in the alleyway. “I can hear your heart beating human.” He said in a smooth cool tone. “Why do you hide from me? Do you not want to know why I am 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13T23:54:03.363605230">02/1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3T23:54:03.290359925</dc:date>
    <meta:editing-duration>PT1H13M29S</meta:editing-duration>
    <meta:editing-cycles>18</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8" meta:word-count="502" meta:character-count="2635" meta:non-whitespace-character-count="2140"/>
  </office:meta>
</office:document-meta>
</file>